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0869565217391304" calcext:value-type="percentage">
            <text:p>1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1-11-25" calcext:value-type="date" table:number-columns-spanned="4" table:number-rows-spanned="1">
            <text:p>jeudi 25 novembre 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00869565217391304" calcext:value-type="percentage">
            <text:p>1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00869565217391304" calcext:value-type="percentage">
            <text:p>1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1" calcext:value-type="float">
            <text:p>1</text:p>
          </table:table-cell>
          <table:table-cell table:style-name="ce120" table:content-validation-name="val1" table:formula="of:=SUM([.J12:.J40])" office:value-type="float" office:value="114" calcext:value-type="float">
            <text:p>114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50" calcext:value-type="float">
            <text:p>5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3" calcext:value-type="float">
            <text:p>3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21" table:content-validation-name="val1" table:formula="of:=IF(ISNUMBER([.E22]);[.E22]-[.I22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1" table:content-validation-name="val1" table:formula="of:=IF(ISNUMBER([.E23]);[.E23]-[.I23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3:04:19.2980236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35M31S</meta:editing-duration>
    <meta:editing-cycles>253</meta:editing-cycles>
    <meta:generator>LibreOffice/7.2.2.2$Linux_X86_64 LibreOffice_project/20$Build-2</meta:generator>
    <dc:date>2021-11-25T13:04:31.242897936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